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11.463cm" fo:min-width="9.78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431cm" fo:min-width="2.64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4.54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64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5.18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847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509cm" fo:min-width="1.847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688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font-name="Noto Mono" fo:font-size="8pt" style:font-size-asian="10pt" style:font-size-complex="10pt"/>
    </style:style>
    <style:style style:name="P2" style:family="paragraph">
      <style:paragraph-properties fo:text-align="center"/>
      <style:text-properties style:font-name="Noto Sans1" fo:font-size="8pt"/>
    </style:style>
    <style:style style:name="P3" style:family="paragraph">
      <loext:graphic-properties draw:fill-color="#ffffff"/>
      <style:paragraph-properties fo:text-align="center"/>
      <style:text-properties style:font-name="Noto Sans1" fo:font-size="8pt" style:font-size-asian="10pt" style:font-size-complex="10pt"/>
    </style:style>
    <style:style style:name="P4" style:family="paragraph">
      <style:paragraph-properties fo:text-align="center"/>
      <style:text-properties style:font-name="Noto Mono" fo:font-size="8pt"/>
    </style:style>
    <style:style style:name="P5" style:family="paragraph">
      <loext:graphic-properties draw:fill-color="#dddddd"/>
      <style:paragraph-properties fo:text-align="center"/>
      <style:text-properties style:font-name="Noto Mono" fo:font-size="8pt" style:font-size-asian="10pt" style:font-size-complex="10pt"/>
    </style:style>
    <style:style style:name="P6" style:family="paragraph">
      <loext:graphic-properties draw:fill="solid" draw:fill-color="#ffffff"/>
      <style:paragraph-properties fo:text-align="center"/>
      <style:text-properties style:font-name="Noto Mono" fo:font-size="8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style:font-name="Noto Mono" fo:font-size="8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style:font-name="Noto Sans1" fo:font-size="8pt"/>
    </style:style>
    <style:style style:name="P10" style:family="paragraph">
      <loext:graphic-properties draw:fill-color="#ffffff"/>
      <style:paragraph-properties fo:text-align="start"/>
      <style:text-properties style:font-name="Noto Sans1" fo:font-size="8pt" style:font-size-asian="10pt" style:font-size-complex="10pt"/>
    </style:style>
    <style:style style:name="T1" style:family="text">
      <style:text-properties style:font-name="Noto Sans1" style:font-size-asian="10pt" style:font-size-complex="10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319cm" svg:height="11.747cm" svg:x="0cm" svg:y="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3.175cm" svg:height="5.715cm" svg:x="1.27cm" svg:y="2.858cm">
              <text:p text:style-name="P4"><text:span text:style-name="T2"/>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3.175cm" svg:height="5.715cm" svg:x="1.111cm" svg:y="3.0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3.175cm" svg:height="5.715cm" svg:x="0.952cm" svg:y="3.1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5.08cm" svg:height="0.635cm" svg:x="4.604cm" svg:y="0.159cm">
            <text:p text:style-name="P2"><text:span text:style-name="T1">CPU Addres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" draw:id="id1" draw:layer="layout" svg:width="1.905cm" svg:height="0.635cm" svg:x="4.604cm" svg:y="1.429cm">
            <text:p text:style-name="P4"><text:span text:style-name="T2">10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0.635cm" svg:x="4.604cm" svg:y="0.794cm">
            <text:p text:style-name="P4"><text:span text:style-name="T2">A15…A1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5" draw:id="id5" draw:layer="layout" svg:width="3.175cm" svg:height="0.635cm" svg:x="6.509cm" svg:y="1.429cm">
            <text:p text:style-name="P4"><text:span text:style-name="T2">01010101010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175cm" svg:height="0.635cm" svg:x="6.509cm" svg:y="0.794cm">
            <text:p text:style-name="P4"><text:span text:style-name="T2">A12…A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3.969cm">
            <text:p text:style-name="P4"><text:span text:style-name="T2">00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3.969cm">
            <text:p text:style-name="P4"><text:span text:style-name="T2">00000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4.604cm">
            <text:p text:style-name="P4"><text:span text:style-name="T2">00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4.604cm">
            <text:p text:style-name="P4"><text:span text:style-name="T2">000000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5.239cm">
            <text:p text:style-name="P4"><text:span text:style-name="T2">0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5.239cm">
            <text:p text:style-name="P4"><text:span text:style-name="T2">00000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5.874cm">
            <text:p text:style-name="P4"><text:span text:style-name="T2">01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5.874cm">
            <text:p text:style-name="P4"><text:span text:style-name="T2">00000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6.509cm">
            <text:p text:style-name="P4"><text:span text:style-name="T2">10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6.509cm">
            <text:p text:style-name="P4"><text:span text:style-name="T2">0000010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2" draw:id="id2" draw:layer="layout" svg:width="1.27cm" svg:height="0.635cm" svg:x="0.794cm" svg:y="7.144cm">
            <text:p text:style-name="P4"><text:span text:style-name="T2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xml:id="id3" draw:id="id3" draw:layer="layout" svg:width="1.905cm" svg:height="0.635cm" svg:x="2.064cm" svg:y="7.144cm">
            <text:p text:style-name="P4"><text:span text:style-name="T2">000001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7.779cm">
            <text:p text:style-name="P4"><text:span text:style-name="T2">1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7.779cm">
            <text:p text:style-name="P4"><text:span text:style-name="T2">0000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7cm" svg:height="0.635cm" svg:x="0.794cm" svg:y="8.414cm">
            <text:p text:style-name="P4"><text:span text:style-name="T2">11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905cm" svg:height="0.635cm" svg:x="2.064cm" svg:y="8.414cm">
            <text:p text:style-name="P4"><text:span text:style-name="T2">01110000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8" draw:layer="layout" draw:line-skew="-2.222cm -0.117cm" svg:x1="5.556cm" svg:y1="2.064cm" svg:x2="0.794cm" svg:y2="7.461cm" draw:start-shape="id1" draw:start-glue-point="2" draw:end-shape="id2" draw:end-glue-point="3" svg:d="M5556 2064v317h-5397v5080h635" svg:viewBox="0 0 5398 5398">
            <text:p/>
          </draw:connector>
          <draw:custom-shape draw:style-name="gr11" draw:text-style-name="P3" draw:layer="layout" svg:width="5.715cm" svg:height="0.635cm" svg:x="3.969cm" svg:y="10.954cm">
            <text:p text:style-name="P2"><text:span text:style-name="T1">System Addre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" xml:id="id4" draw:id="id4" draw:layer="layout" svg:width="2.54cm" svg:height="0.635cm" svg:x="3.969cm" svg:y="9.684cm">
            <text:p text:style-name="P4"><text:span text:style-name="T2">0000010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.54cm" svg:height="0.635cm" svg:x="3.969cm" svg:y="10.319cm">
            <text:p text:style-name="P4"><text:span text:style-name="T2">A20…A1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6" draw:id="id6" draw:layer="layout" svg:width="3.175cm" svg:height="0.635cm" svg:x="6.509cm" svg:y="9.684cm">
            <text:p text:style-name="P4"><text:span text:style-name="T2">01010101010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175cm" svg:height="0.635cm" svg:x="6.509cm" svg:y="10.319cm">
            <text:p text:style-name="P4"><text:span text:style-name="T2">A12…A0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8" draw:layer="layout" svg:x1="3.969cm" svg:y1="7.461cm" svg:x2="5.239cm" svg:y2="9.684cm" draw:start-shape="id3" draw:start-glue-point="1" draw:end-shape="id4" draw:end-glue-point="0" svg:d="M3969 7461h1270v2223" svg:viewBox="0 0 1271 2224">
            <text:p/>
          </draw:connector>
          <draw:custom-shape draw:style-name="gr13" draw:text-style-name="P1" draw:layer="layout" svg:width="1.27cm" svg:height="0.635cm" svg:x="0.794cm" svg:y="3.334cm">
            <text:p text:style-name="P4"><text:span text:style-name="T2">Ban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0.635cm" svg:x="2.064cm" svg:y="3.334cm">
            <text:p text:style-name="P4"><text:span text:style-name="T2">Address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8" draw:layer="layout" svg:x1="8.096cm" svg:y1="2.064cm" svg:x2="8.096cm" svg:y2="9.684cm" draw:start-shape="id5" draw:start-glue-point="2" draw:end-shape="id6" draw:end-glue-point="0" svg:d="M8096 2064v7620" svg:viewBox="0 0 1 7621">
            <text:p/>
          </draw:connector>
          <draw:custom-shape draw:style-name="gr14" draw:text-style-name="P3" draw:layer="layout" svg:width="2.381cm" svg:height="0.635cm" svg:x="0.159cm" svg:y="1.587cm">
            <text:p text:style-name="P2"><text:span text:style-name="T2">Bank Selec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.381cm" svg:height="0.793cm" svg:x="4.604cm" svg:y="6.509cm">
            <text:p text:style-name="P2"><text:span text:style-name="T2">Translated Bank Addre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2.222cm" svg:height="0.635cm" svg:x="8.255cm" svg:y="5.239cm">
            <text:p text:style-name="P9"><text:span text:style-name="T2">Bank Offse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465cm" fo:page-height="11.7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2-10T19:23:25.895000000</meta:creation-date>
    <dc:date>2022-12-10T20:05:00.572000000</dc:date>
    <dc:creator>Peter Weingartner</dc:creator>
    <meta:editing-duration>PT10M44S</meta:editing-duration>
    <meta:editing-cycles>1</meta:editing-cycles>
    <meta:document-statistic meta:object-count="40"/>
    <meta:generator>LibreOffice/7.2.2.2$Windows_X86_64 LibreOffice_project/02b2acce88a210515b4a5bb2e46cbfb63fe97d56</meta:generator>
  </office:meta>
</office:document-meta>
</file>